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74fd" officeooo:paragraph-rsid="000d74f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eda48" officeooo:paragraph-rsid="000eda4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0eda48" officeooo:paragraph-rsid="000eda4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0969" officeooo:paragraph-rsid="0012096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869f" officeooo:paragraph-rsid="0013869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eda48" officeooo:paragraph-rsid="000eda4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eda48" officeooo:paragraph-rsid="000eda48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20969" officeooo:paragraph-rsid="00120969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5pt" fo:font-weight="bold" officeooo:rsid="0013869f" officeooo:paragraph-rsid="0013869f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Vela Vargas 1º DAW</text:p>
      <text:p text:style-name="P1"/>
      <text:p text:style-name="P1">1- Accede a las páginas web de QNX <text:a xlink:type="simple" xlink:href="https://blackberry.qnx.com/" text:style-name="Internet_20_link" text:visited-style-name="Visited_20_Internet_20_Link">https://blackberry.qnx.com/</text:a> y LynxOS <text:a xlink:type="simple" xlink:href="http://www.lynx.com/" text:style-name="Internet_20_link" text:visited-style-name="Visited_20_Internet_20_Link">http://www.lynx.com/</text:a>. Lee ambas páginas y comenta qué usos tienen estos sistemas operativos.</text:p>
      <text:p text:style-name="P1"/>
      <text:p text:style-name="P7">QNX – <text:span text:style-name="T1">Es un sistema operativo de tiempo real basado en UNIX, está basado en una estructura de micronúcleo que proporciona una mayor estabilidad frente a fallos de dispositivos, aplicaciones...etc. Es un sistema muy flexible y esto hace que otros desarroladores puedan personalizarlo fácilmente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LynxOs – <text:span text:style-name="T1">Es un sistema operativo de tiempo real desarrollado por la empresa LynuxWorks. Presenta una interfaz de sistema operativo portable y tiene compatibilidad con Linux.</text:span></text:p>
      <text:p text:style-name="P8"><text:span text:style-name="T1">Se utiliza sobretodo en aplicaciones de aeronautica, militares ...etc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¿Que usos tienen este <text:s/>tipo de sistemas operativos?</text:p>
      <text:p text:style-name="P8"/>
      <text:p text:style-name="P4">Estos sistemas se usan sobretodo para uso militar, aeroespacial, telecomunicaciones y todo tipo de areas que necesiten aplicaciones que sean capaces de operar en tiempo real de forma rápida y precis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Bibliografía</text:p>
      <text:p text:style-name="P2"/>
      <text:p text:style-name="P2">QNX: </text:p>
      <text:p text:style-name="P6"><text:a xlink:type="simple" xlink:href="https://www.scribd.com/document/230666043/QNX-Es-Un-Sistema-Operativo-de-Tiempo-Real-1" text:style-name="Internet_20_link" text:visited-style-name="Visited_20_Internet_20_Link">https://www.scribd.com/document/230666043/QNX-Es-Un-Sistema-Operativo-de-Tiempo-Real-1</text:a></text:p>
      <text:p text:style-name="P6"/>
      <text:p text:style-name="P9">LynxOS:</text:p>
      <text:p text:style-name="P5">https://www.coursehero.com/file/26298946/Lynx-OSdocx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46:53.420596791</meta:creation-date>
    <dc:date>2021-10-26T13:30:07.100517477</dc:date>
    <meta:editing-duration>PT14M38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2" meta:word-count="149" meta:character-count="1138" meta:non-whitespace-character-count="997"/>
  </office:meta>
</office:document-meta>
</file>